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5e73" officeooo:paragraph-rsid="000f5e73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solid" style:text-underline-width="auto" style:text-underline-color="font-color" officeooo:rsid="000f5e73" officeooo:paragraph-rsid="000f5e73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text-properties style:text-underline-style="none" officeooo:rsid="000f5e73" officeooo:paragraph-rsid="000f5e73"/>
    </style:style>
    <style:style style:name="P6" style:family="paragraph" style:parent-style-name="Standard">
      <style:text-properties style:text-underline-style="solid" style:text-underline-width="auto" style:text-underline-color="font-color" officeooo:rsid="000f5e73" officeooo:paragraph-rsid="000f5e73"/>
    </style:style>
    <style:style style:name="P7" style:family="paragraph" style:parent-style-name="Standard">
      <style:text-properties style:text-underline-style="solid" style:text-underline-width="auto" style:text-underline-color="font-color" officeooo:rsid="001064f8" officeooo:paragraph-rsid="001064f8"/>
    </style:style>
    <style:style style:name="P8" style:family="paragraph" style:parent-style-name="Standard">
      <style:text-properties style:text-underline-style="none" officeooo:rsid="001064f8" officeooo:paragraph-rsid="001064f8"/>
    </style:style>
    <style:style style:name="P9" style:family="paragraph" style:parent-style-name="Standard">
      <style:text-properties style:text-underline-style="none" officeooo:rsid="000f5e73" officeooo:paragraph-rsid="000f5e73"/>
    </style:style>
    <style:style style:name="T1" style:family="text">
      <style:text-properties fo:color="#e8bf6a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e8bf6a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bababa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bababa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10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11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a9b7c6" style:font-name="JetBrains Mono" fo:font-size="10pt" fo:font-style="italic" fo:font-weight="normal" style:font-size-asian="10pt" style:font-style-asian="italic" style:font-weight-asian="normal"/>
    </style:style>
    <style:style style:name="T16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 1</text:p>
      <text:p text:style-name="Standard">Aim: Write a program to print HelloWorld!</text:p>
      <text:p text:style-name="Standard">Source Code:</text:p>
      <text:p text:style-name="Standard"/>
      <text:p text:style-name="P2">activity_main.xml</text:p>
      <text:p text:style-name="P2"/>
      <text:p text:style-name="P4"><text:span text:style-name="T1">&lt;?</text:span><text:span text:style-name="T3">xml version</text:span><text:span text:style-name="T5">="1.0" </text:span><text:span text:style-name="T3">encoding</text:span><text:span text:style-name="T5">="utf-8"</text:span><text:span text:style-name="T1">?&gt;</text:span><text:line-break/><text:span text:style-name="T1">&lt;androidx.constraintlayout.widget.ConstraintLayout</text:span><text:line-break/><text:span text:style-name="T1"> <text:s text:c="3"/></text:span><text:span text:style-name="T3">xmlns:</text:span><text:span text:style-name="T7">android</text:span><text:span text:style-name="T5">="http://schemas.android.com/apk/res/android"</text:span><text:line-break/><text:span text:style-name="T5"> <text:s text:c="3"/></text:span><text:span text:style-name="T3">xmlns:</text:span><text:span text:style-name="T7">app</text:span><text:span text:style-name="T5">="http://schemas.android.com/apk/res-auto"</text:span><text:line-break/><text:span text:style-name="T5"> <text:s text:c="3"/></text:span><text:span text:style-name="T3">xmlns:</text:span><text:span text:style-name="T7">tools</text:span><text:span text:style-name="T5">="http://schemas.android.com/tools"</text:span><text:line-break/><text:span text:style-name="T5"> <text:s text:c="3"/></text:span><text:span text:style-name="T7">android</text:span><text:span text:style-name="T3">:layout_width</text:span><text:span text:style-name="T5">="match_parent"</text:span><text:line-break/><text:span text:style-name="T5"> <text:s text:c="3"/></text:span><text:span text:style-name="T7">android</text:span><text:span text:style-name="T3">:layout_height</text:span><text:span text:style-name="T5">="match_parent"</text:span><text:line-break/><text:span text:style-name="T5"> <text:s text:c="3"/></text:span><text:span text:style-name="T7">tools</text:span><text:span text:style-name="T3">:context</text:span><text:span text:style-name="T5">=".MainActivity"</text:span><text:span text:style-name="T1">&gt;</text:span><text:line-break/><text:line-break/><text:span text:style-name="T1"> <text:s text:c="3"/>&lt;TextView</text:span><text:line-break/><text:span text:style-name="T1"> <text:s text:c="7"/></text:span><text:span text:style-name="T7">android</text:span><text:span text:style-name="T3">:layout_width</text:span><text:span text:style-name="T5">="wrap_content"</text:span><text:line-break/><text:span text:style-name="T5"> <text:s text:c="7"/></text:span><text:span text:style-name="T7">android</text:span><text:span text:style-name="T3">:layout_height</text:span><text:span text:style-name="T5">="wrap_content"</text:span><text:line-break/><text:span text:style-name="T5"> <text:s text:c="7"/></text:span><text:span text:style-name="T7">android</text:span><text:span text:style-name="T3">:text</text:span><text:span text:style-name="T5">="Hello World!"</text:span><text:line-break/><text:span text:style-name="T5"> <text:s text:c="7"/></text:span><text:span text:style-name="T7">app</text:span><text:span text:style-name="T3">:layout_constraintBottom_toBottomOf</text:span><text:span text:style-name="T5">="parent"</text:span><text:line-break/><text:span text:style-name="T5"> <text:s text:c="7"/></text:span><text:span text:style-name="T7">app</text:span><text:span text:style-name="T3">:layout_constraintLeft_toLeftOf</text:span><text:span text:style-name="T5">="parent"</text:span><text:line-break/><text:span text:style-name="T5"> <text:s text:c="7"/></text:span><text:span text:style-name="T7">app</text:span><text:span text:style-name="T3">:layout_constraintRight_toRightOf</text:span><text:span text:style-name="T5">="parent"</text:span><text:line-break/><text:span text:style-name="T5"> <text:s text:c="7"/></text:span><text:span text:style-name="T7">app</text:span><text:span text:style-name="T3">:layout_constraintTop_toTopOf</text:span><text:span text:style-name="T5">="parent" </text:span><text:span text:style-name="T1">/&gt;</text:span><text:line-break/><text:line-break/><text:span text:style-name="T1">&lt;/androidx.constraintlayout.widget.ConstraintLayout&gt;</text:span><text:line-break/></text:p>
      <text:p text:style-name="P4"/>
      <text:p text:style-name="P3">MainActivity.java</text:p>
      <text:p text:style-name="P5"/>
      <text:p text:style-name="P5"><text:span text:style-name="T11">package </text:span><text:span text:style-name="T13">com.example.myapplication1</text:span><text:span text:style-name="T11">;</text:span><text:line-break/><text:line-break/><text:span text:style-name="T11">import </text:span><text:span text:style-name="T13">android.os.Bundle</text:span><text:span text:style-name="T11">;</text:span><text:line-break/><text:span text:style-name="T11">import </text:span><text:span text:style-name="T13">androidx.appcompat.app.AppCompatActivity</text:span><text:span text:style-name="T11">;</text:span><text:line-break/><text:line-break/><text:span text:style-name="T11">public class </text:span><text:span text:style-name="T13">MainActivity </text:span><text:span text:style-name="T11">extends </text:span><text:span text:style-name="T13">AppCompatActivity {</text:span><text:line-break/><text:line-break/><text:span text:style-name="T13"> <text:s text:c="3"/></text:span><text:span text:style-name="T16">@Override</text:span><text:line-break/><text:span text:style-name="T16"> <text:s text:c="3"/></text:span><text:span text:style-name="T11">protected void </text:span><text:span text:style-name="T18">onCreate</text:span><text:span text:style-name="T13">(Bundle savedInstanceState) {</text:span><text:line-break/><text:span text:style-name="T13"> <text:s text:c="7"/></text:span><text:span text:style-name="T11">super</text:span><text:span text:style-name="T13">.onCreate(savedInstanceState)</text:span><text:span text:style-name="T11">;</text:span><text:line-break/><text:span text:style-name="T11"> <text:s text:c="7"/></text:span><text:span text:style-name="T13">setContentView(R.layout.</text:span><text:span text:style-name="T9">activity_main</text:span><text:span text:style-name="T13">)</text:span><text:span text:style-name="T11">;</text:span><text:line-break/><text:span text:style-name="T11"> <text:s text:c="3"/></text:span><text:span text:style-name="T13">}</text:span><text:line-break/><text:span text:style-name="T13">}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Experiment No.: 2</text:p>
      <text:p text:style-name="P5">Aim: Design a Login Form with username and password using LinearLayout and toast valid</text:p>
      <text:p text:style-name="P5">credentials</text:p>
      <text:p text:style-name="P5">Source Code:</text:p>
      <text:p text:style-name="P3">activity_main.xml</text:p>
      <text:p text:style-name="P3"/>
      <text:p text:style-name="P5"><text:span text:style-name="T1">&lt;?</text:span><text:span text:style-name="T3">xml version</text:span><text:span text:style-name="T5">="1.0" </text:span><text:span text:style-name="T3">encoding</text:span><text:span text:style-name="T5">="utf-8"</text:span><text:span text:style-name="T1">?&gt;</text:span><text:line-break/><text:span text:style-name="T1">&lt;LinearLayout</text:span><text:line-break/><text:span text:style-name="T1"> <text:s text:c="3"/></text:span><text:span text:style-name="T3">xmlns:</text:span><text:span text:style-name="T7">android</text:span><text:span text:style-name="T5">="http://schemas.android.com/apk/res/android"</text:span><text:line-break/><text:span text:style-name="T5"> <text:s text:c="3"/></text:span><text:span text:style-name="T3">xmlns:</text:span><text:span text:style-name="T7">tools</text:span><text:span text:style-name="T5">="http://schemas.android.com/tools"</text:span><text:line-break/><text:span text:style-name="T5"> <text:s text:c="3"/></text:span><text:span text:style-name="T7">android</text:span><text:span text:style-name="T3">:layout_width</text:span><text:span text:style-name="T5">="match_parent"</text:span><text:line-break/><text:span text:style-name="T5"> <text:s text:c="3"/></text:span><text:span text:style-name="T7">android</text:span><text:span text:style-name="T3">:layout_height</text:span><text:span text:style-name="T5">="match_parent"</text:span><text:line-break/><text:span text:style-name="T5"> <text:s text:c="3"/></text:span><text:span text:style-name="T7">android</text:span><text:span text:style-name="T3">:orientation</text:span><text:span text:style-name="T5">="vertical"</text:span><text:line-break/><text:span text:style-name="T5"> <text:s text:c="3"/></text:span><text:span text:style-name="T7">android</text:span><text:span text:style-name="T3">:padding</text:span><text:span text:style-name="T5">="16dp"</text:span><text:line-break/><text:span text:style-name="T5"> <text:s text:c="3"/></text:span><text:span text:style-name="T7">tools</text:span><text:span text:style-name="T3">:context</text:span><text:span text:style-name="T5">=".MainActivity"</text:span><text:span text:style-name="T1">&gt;</text:span><text:line-break/><text:line-break/><text:span text:style-name="T1"> <text:s text:c="3"/>&lt;EditText</text:span><text:line-break/><text:span text:style-name="T1"> <text:s text:c="7"/></text:span><text:span text:style-name="T7">android</text:span><text:span text:style-name="T3">:id</text:span><text:span text:style-name="T5">="@+id/editTextUsername"</text:span><text:line-break/><text:span text:style-name="T5"> <text:s text:c="7"/></text:span><text:span text:style-name="T7">android</text:span><text:span text:style-name="T3">:layout_width</text:span><text:span text:style-name="T5">="match_parent"</text:span><text:line-break/><text:span text:style-name="T5"> <text:s text:c="7"/></text:span><text:span text:style-name="T7">android</text:span><text:span text:style-name="T3">:layout_height</text:span><text:span text:style-name="T5">="wrap_content"</text:span><text:line-break/><text:span text:style-name="T5"> <text:s text:c="7"/></text:span><text:span text:style-name="T7">android</text:span><text:span text:style-name="T3">:hint</text:span><text:span text:style-name="T5">="Username"</text:span><text:line-break/><text:span text:style-name="T5"> <text:s text:c="7"/></text:span><text:span text:style-name="T7">android</text:span><text:span text:style-name="T3">:inputType</text:span><text:span text:style-name="T5">="text" </text:span><text:span text:style-name="T1">/&gt;</text:span><text:line-break/><text:line-break/><text:span text:style-name="T1"> <text:s text:c="3"/>&lt;EditText</text:span><text:line-break/><text:span text:style-name="T1"> <text:s text:c="7"/></text:span><text:span text:style-name="T7">android</text:span><text:span text:style-name="T3">:id</text:span><text:span text:style-name="T5">="@+id/editTextPassword"</text:span><text:line-break/><text:span text:style-name="T5"> <text:s text:c="7"/></text:span><text:span text:style-name="T7">android</text:span><text:span text:style-name="T3">:layout_width</text:span><text:span text:style-name="T5">="match_parent"</text:span><text:line-break/><text:span text:style-name="T5"> <text:s text:c="7"/></text:span><text:span text:style-name="T7">android</text:span><text:span text:style-name="T3">:layout_height</text:span><text:span text:style-name="T5">="wrap_content"</text:span><text:line-break/><text:span text:style-name="T5"> <text:s text:c="7"/></text:span><text:span text:style-name="T7">android</text:span><text:span text:style-name="T3">:hint</text:span><text:span text:style-name="T5">="Password"</text:span><text:line-break/><text:span text:style-name="T5"> <text:s text:c="7"/></text:span><text:span text:style-name="T7">android</text:span><text:span text:style-name="T3">:inputType</text:span><text:span text:style-name="T5">="textPassword" </text:span><text:span text:style-name="T1">/&gt;</text:span><text:line-break/><text:line-break/><text:span text:style-name="T1"> <text:s text:c="3"/>&lt;Button</text:span><text:line-break/><text:span text:style-name="T1"> <text:s text:c="7"/></text:span><text:span text:style-name="T7">android</text:span><text:span text:style-name="T3">:id</text:span><text:span text:style-name="T5">="@+id/buttonLogin"</text:span><text:line-break/><text:span text:style-name="T5"> <text:s text:c="7"/></text:span><text:span text:style-name="T7">android</text:span><text:span text:style-name="T3">:layout_width</text:span><text:span text:style-name="T5">="match_parent"</text:span><text:line-break/><text:span text:style-name="T5"> <text:s text:c="7"/></text:span><text:span text:style-name="T7">android</text:span><text:span text:style-name="T3">:layout_height</text:span><text:span text:style-name="T5">="wrap_content"</text:span><text:line-break/><text:span text:style-name="T5"> <text:s text:c="7"/></text:span><text:span text:style-name="T7">android</text:span><text:span text:style-name="T3">:text</text:span><text:span text:style-name="T5">="Login" </text:span><text:span text:style-name="T1">/&gt;</text:span><text:line-break/><text:line-break/><text:span text:style-name="T1">&lt;/LinearLayout&gt;</text:span><text:line-break/></text:p>
      <text:p text:style-name="P5"/>
      <text:p text:style-name="P3"/>
      <text:p text:style-name="P7">MainActivity.java</text:p>
      <text:p text:style-name="P7"/>
      <text:p text:style-name="P8"><text:span text:style-name="T11">package </text:span><text:span text:style-name="T13">com.example.login</text:span><text:span text:style-name="T11">; </text:span><text:span text:style-name="T20">// Replace with your actual package name</text:span><text:line-break/><text:line-break/><text:span text:style-name="T11">import </text:span><text:span text:style-name="T13">android.os.Bundle</text:span><text:span text:style-name="T11">;</text:span><text:line-break/><text:span text:style-name="T11">import </text:span><text:span text:style-name="T13">android.view.View</text:span><text:span text:style-name="T11">;</text:span><text:line-break/><text:span text:style-name="T11">import </text:span><text:span text:style-name="T13">android.widget.Button</text:span><text:span text:style-name="T11">;</text:span><text:line-break/><text:span text:style-name="T11">import </text:span><text:span text:style-name="T13">android.widget.EditText</text:span><text:span text:style-name="T11">;</text:span><text:line-break/><text:span text:style-name="T11">import </text:span><text:span text:style-name="T13">android.widget.Toast</text:span><text:span text:style-name="T11">;</text:span><text:line-break/><text:span text:style-name="T11">import </text:span><text:span text:style-name="T13">androidx.appcompat.app.AppCompatActivity</text:span><text:span text:style-name="T11">;</text:span><text:line-break/><text:line-break/><text:span text:style-name="T11">public class </text:span><text:span text:style-name="T13">MainActivity </text:span><text:span text:style-name="T11">extends </text:span><text:span text:style-name="T13">AppCompatActivity {</text:span><text:line-break/><text:line-break/><text:span text:style-name="T13"> <text:s text:c="3"/></text:span><text:span text:style-name="T11">private </text:span><text:span text:style-name="T13">EditText </text:span><text:span text:style-name="T7">editTextUsername</text:span><text:span text:style-name="T11">;</text:span><text:line-break/><text:span text:style-name="T11"> <text:s text:c="3"/>private </text:span><text:span text:style-name="T13">EditText </text:span><text:span text:style-name="T7">editTextPassword</text:span><text:span text:style-name="T11">;</text:span><text:line-break/><text:span text:style-name="T11"> <text:s text:c="3"/>private </text:span><text:span text:style-name="T13">Button </text:span><text:span text:style-name="T7">buttonLogin</text:span><text:span text:style-name="T11">;</text:span><text:line-break/><text:line-break/><text:span text:style-name="T11"> <text:s text:c="3"/></text:span><text:span text:style-name="T16">@Override</text:span><text:line-break/><text:span text:style-name="T16"> <text:s text:c="3"/></text:span><text:span text:style-name="T11">protected void </text:span><text:span text:style-name="T18">onCreate</text:span><text:span text:style-name="T13">(Bundle savedInstanceState) {</text:span><text:line-break/><text:soft-page-break/><text:span text:style-name="T13"> <text:s text:c="7"/></text:span><text:span text:style-name="T11">super</text:span><text:span text:style-name="T13">.onCreate(savedInstanceState)</text:span><text:span text:style-name="T11">;</text:span><text:line-break/><text:span text:style-name="T11"> <text:s text:c="7"/></text:span><text:span text:style-name="T13">setContentView(R.layout.</text:span><text:span text:style-name="T9">activity_main</text:span><text:span text:style-name="T13">)</text:span><text:span text:style-name="T11">;</text:span><text:line-break/><text:line-break/><text:span text:style-name="T11"> <text:s text:c="7"/></text:span><text:span text:style-name="T7">editTextUsername </text:span><text:span text:style-name="T13">= findViewById(R.id.</text:span><text:span text:style-name="T9">editTextUsername</text:span><text:span text:style-name="T13">)</text:span><text:span text:style-name="T11">;</text:span><text:line-break/><text:span text:style-name="T11"> <text:s text:c="7"/></text:span><text:span text:style-name="T7">editTextPassword </text:span><text:span text:style-name="T13">= findViewById(R.id.</text:span><text:span text:style-name="T9">editTextPassword</text:span><text:span text:style-name="T13">)</text:span><text:span text:style-name="T11">;</text:span><text:line-break/><text:span text:style-name="T11"> <text:s text:c="7"/></text:span><text:span text:style-name="T7">buttonLogin </text:span><text:span text:style-name="T13">= findViewById(R.id.</text:span><text:span text:style-name="T9">buttonLogin</text:span><text:span text:style-name="T13">)</text:span><text:span text:style-name="T11">;</text:span><text:line-break/><text:line-break/><text:span text:style-name="T11"> <text:s text:c="7"/></text:span><text:span text:style-name="T7">buttonLogin</text:span><text:span text:style-name="T13">.setOnClickListener(</text:span><text:span text:style-name="T11">new </text:span><text:span text:style-name="T13">View.OnClickListener() {</text:span><text:line-break/><text:span text:style-name="T13"> <text:s text:c="11"/></text:span><text:span text:style-name="T16">@Override</text:span><text:line-break/><text:span text:style-name="T16"> <text:s text:c="11"/></text:span><text:span text:style-name="T11">public void </text:span><text:span text:style-name="T18">onClick</text:span><text:span text:style-name="T13">(View v) {</text:span><text:line-break/><text:span text:style-name="T13"> <text:s text:c="15"/>String username = </text:span><text:span text:style-name="T7">editTextUsername</text:span><text:span text:style-name="T13">.getText().toString()</text:span><text:span text:style-name="T11">;</text:span><text:line-break/><text:span text:style-name="T11"> <text:s text:c="15"/></text:span><text:span text:style-name="T13">String password = </text:span><text:span text:style-name="T7">editTextPassword</text:span><text:span text:style-name="T13">.getText().toString()</text:span><text:span text:style-name="T11">;</text:span><text:line-break/><text:line-break/><text:span text:style-name="T11"> <text:s text:c="15"/>if </text:span><text:span text:style-name="T13">(isValidCredentials(username</text:span><text:span text:style-name="T11">, </text:span><text:span text:style-name="T13">password)) {</text:span><text:line-break/><text:span text:style-name="T13"> <text:s text:c="19"/>showToast(</text:span><text:span text:style-name="T5">"Login successful"</text:span><text:span text:style-name="T13">)</text:span><text:span text:style-name="T11">;</text:span><text:line-break/><text:span text:style-name="T11"> <text:s text:c="15"/></text:span><text:span text:style-name="T13">} </text:span><text:span text:style-name="T11">else </text:span><text:span text:style-name="T13">{</text:span><text:line-break/><text:span text:style-name="T13"> <text:s text:c="19"/>showToast(</text:span><text:span text:style-name="T5">"Invalid credentials"</text:span><text:span text:style-name="T13">)</text:span><text:span text:style-name="T11">;</text:span><text:line-break/><text:span text:style-name="T11"> <text:s text:c="15"/></text:span><text:span text:style-name="T13">}</text:span><text:line-break/><text:span text:style-name="T13"> <text:s text:c="11"/>}</text:span><text:line-break/><text:span text:style-name="T13"> <text:s text:c="7"/>})</text:span><text:span text:style-name="T11">;</text:span><text:line-break/><text:span text:style-name="T11"> <text:s text:c="3"/></text:span><text:span text:style-name="T13">}</text:span><text:line-break/><text:line-break/><text:span text:style-name="T13"> <text:s text:c="3"/></text:span><text:span text:style-name="T11">private boolean </text:span><text:span text:style-name="T18">isValidCredentials</text:span><text:span text:style-name="T13">(String username</text:span><text:span text:style-name="T11">, </text:span><text:span text:style-name="T13">String password) {</text:span><text:line-break/><text:span text:style-name="T13"> <text:s text:c="7"/></text:span><text:span text:style-name="T20">// Replace this with your actual authentication logic</text:span><text:line-break/><text:span text:style-name="T20"> <text:s text:c="7"/></text:span><text:span text:style-name="T11">return </text:span><text:span text:style-name="T13">username.equals(</text:span><text:span text:style-name="T5">"admin"</text:span><text:span text:style-name="T13">) &amp;&amp; password.equals(</text:span><text:span text:style-name="T5">"admin"</text:span><text:span text:style-name="T13">)</text:span><text:span text:style-name="T11">;</text:span><text:line-break/><text:span text:style-name="T11"> <text:s text:c="3"/></text:span><text:span text:style-name="T13">}</text:span><text:line-break/><text:line-break/><text:span text:style-name="T13"> <text:s text:c="3"/></text:span><text:span text:style-name="T11">private void </text:span><text:span text:style-name="T18">showToast</text:span><text:span text:style-name="T13">(String message) {</text:span><text:line-break/><text:span text:style-name="T13"> <text:s text:c="7"/>Toast.</text:span><text:span text:style-name="T15">makeText</text:span><text:span text:style-name="T13">(getApplicationContext()</text:span><text:span text:style-name="T11">, </text:span><text:span text:style-name="T13">message</text:span><text:span text:style-name="T11">, </text:span><text:span text:style-name="T13">Toast.</text:span><text:span text:style-name="T9">LENGTH_SHORT</text:span><text:span text:style-name="T13">).show()</text:span><text:span text:style-name="T11">;</text:span><text:line-break/><text:span text:style-name="T11"> <text:s text:c="3"/></text:span><text:span text:style-name="T13">}</text:span><text:line-break/><text:span text:style-name="T13">}</text:span><text:line-break/></text:p>
      <text:p text:style-name="P8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0T11:24:50.641895394</meta:creation-date>
    <dc:date>2023-10-10T12:20:47.267040198</dc:date>
    <meta:editing-duration>PT24M5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15" meta:word-count="225" meta:character-count="3995" meta:non-whitespace-character-count="3224"/>
  </office:meta>
</office:document-meta>
</file>